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02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7854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1.1398in"/>
    </style:style>
    <style:style style:name="co11" style:family="table-column">
      <style:table-column-properties fo:break-before="auto" style:column-width="0.8181in"/>
    </style:style>
    <style:style style:name="co12" style:family="table-column">
      <style:table-column-properties fo:break-before="auto" style:column-width="1.0862in"/>
    </style:style>
    <style:style style:name="co13" style:family="table-column">
      <style:table-column-properties fo:break-before="auto" style:column-width="0.6465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55in"/>
    </style:style>
    <style:style style:name="co16" style:family="table-column">
      <style:table-column-properties fo:break-before="auto" style:column-width="0.7752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0.9252in"/>
    </style:style>
    <style:style style:name="co19" style:family="table-column">
      <style:table-column-properties fo:break-before="auto" style:column-width="1.2043in"/>
    </style:style>
    <style:style style:name="co20" style:family="table-column">
      <style:table-column-properties fo:break-before="auto" style:column-width="1.7291in"/>
    </style:style>
    <style:style style:name="co21" style:family="table-column">
      <style:table-column-properties fo:break-before="auto" style:column-width="1.2252in"/>
    </style:style>
    <style:style style:name="co22" style:family="table-column">
      <style:table-column-properties fo:break-before="auto" style:column-width="1.3862in"/>
    </style:style>
    <style:style style:name="co23" style:family="table-column">
      <style:table-column-properties fo:break-before="auto" style:column-width="1.0752in"/>
    </style:style>
    <style:style style:name="co24" style:family="table-column">
      <style:table-column-properties fo:break-before="auto" style:column-width="2.9083in"/>
    </style:style>
    <style:style style:name="co25" style:family="table-column">
      <style:table-column-properties fo:break-before="auto" style:column-width="0.4965in"/>
    </style:style>
    <style:style style:name="co26" style:family="table-column">
      <style:table-column-properties fo:break-before="auto" style:column-width="1.011in"/>
    </style:style>
    <style:style style:name="co27" style:family="table-column">
      <style:table-column-properties fo:break-before="auto" style:column-width="0.7217in"/>
    </style:style>
    <style:style style:name="co28" style:family="table-column">
      <style:table-column-properties fo:break-before="auto" style:column-width="0.4752in"/>
    </style:style>
    <style:style style:name="co29" style:family="table-column">
      <style:table-column-properties fo:break-before="auto" style:column-width="0.6035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1.0327in"/>
    </style:style>
    <style:style style:name="co32" style:family="table-column">
      <style:table-column-properties fo:break-before="auto" style:column-width="0.9465in"/>
    </style:style>
    <style:style style:name="co33" style:family="table-column">
      <style:table-column-properties fo:break-before="auto" style:column-width="1.4075in"/>
    </style:style>
    <style:style style:name="co34" style:family="table-column">
      <style:table-column-properties fo:break-before="auto" style:column-width="1.1929in"/>
    </style:style>
    <style:style style:name="co35" style:family="table-column">
      <style:table-column-properties fo:break-before="auto" style:column-width="0.9146in"/>
    </style:style>
    <style:style style:name="co36" style:family="table-column">
      <style:table-column-properties fo:break-before="auto" style:column-width="0.5181in"/>
    </style:style>
    <style:style style:name="co37" style:family="table-column">
      <style:table-column-properties fo:break-before="auto" style:column-width="0.861in"/>
    </style:style>
    <style:style style:name="co38" style:family="table-column">
      <style:table-column-properties fo:break-before="auto" style:column-width="1.6543in"/>
    </style:style>
    <style:style style:name="co39" style:family="table-column">
      <style:table-column-properties fo:break-before="auto" style:column-width="1.5256in"/>
    </style:style>
    <style:style style:name="co40" style:family="table-column">
      <style:table-column-properties fo:break-before="auto" style:column-width="2.0835in"/>
    </style:style>
    <style:style style:name="co41" style:family="table-column">
      <style:table-column-properties fo:break-before="auto" style:column-width="2.0937in"/>
    </style:style>
    <style:style style:name="co42" style:family="table-column">
      <style:table-column-properties fo:break-before="auto" style:column-width="2.3299in"/>
    </style:style>
    <style:style style:name="co43" style:family="table-column">
      <style:table-column-properties fo:break-before="auto" style:column-width="0.8398in"/>
    </style:style>
    <style:style style:name="co44" style:family="table-column">
      <style:table-column-properties fo:break-before="auto" style:column-width="0.85in"/>
    </style:style>
    <style:style style:name="co45" style:family="table-column">
      <style:table-column-properties fo:break-before="auto" style:column-width="1.1181in"/>
    </style:style>
    <style:style style:name="co46" style:family="table-column">
      <style:table-column-properties fo:break-before="auto" style:column-width="0.7in"/>
    </style:style>
    <style:style style:name="co4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vertcsv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6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_key</text:p>
          </table:table-cell>
          <table:table-cell office:value-type="string" calcext:value-type="string">
            <text:p>buildPoints</text:p>
          </table:table-cell>
          <table:table-cell office:value-type="string" calcext:value-type="string">
            <text:p>buildPower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esignable</text:p>
          </table:table-cell>
          <table:table-cell office:value-type="string" calcext:value-type="string">
            <text:p>effectSize</text:p>
          </table:table-cell>
          <table:table-cell office:value-type="string" calcext:value-type="string">
            <text:p>explosionWav</text:p>
          </table:table-cell>
          <table:table-cell office:value-type="string" calcext:value-type="string">
            <text:p>facePlayer</text:p>
          </table:table-cell>
          <table:table-cell office:value-type="string" calcext:value-type="string">
            <text:p>firePause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flightGfx</text:p>
          </table:table-cell>
          <table:table-cell office:value-type="string" calcext:value-type="string">
            <text:p>flightSpeed</text:p>
          </table:table-cell>
          <table:table-cell office:value-type="string" calcext:value-type="string">
            <text:p>hitGfx</text:p>
          </table:table-cell>
          <table:table-cell office:value-type="string" calcext:value-type="string">
            <text:p>hitpoint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ightWorld</text:p>
          </table:table-cell>
          <table:table-cell office:value-type="string" calcext:value-type="string">
            <text:p>longHit</text:p>
          </table:table-cell>
          <table:table-cell office:value-type="string" calcext:value-type="string">
            <text:p>longRange</text:p>
          </table:table-cell>
          <table:table-cell office:value-type="string" calcext:value-type="string">
            <text:p>maxElevation</text:p>
          </table:table-cell>
          <table:table-cell office:value-type="string" calcext:value-type="string">
            <text:p>minElevation</text:p>
          </table:table-cell>
          <table:table-cell office:value-type="string" calcext:value-type="string">
            <text:p>minimumDamage</text:p>
          </table:table-cell>
          <table:table-cell office:value-type="string" calcext:value-type="string">
            <text:p>missGf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untModel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muzzleGf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umExplosions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radiusDamage</text:p>
          </table:table-cell>
          <table:table-cell office:value-type="string" calcext:value-type="string">
            <text:p>radiusLife</text:p>
          </table:table-cell>
          <table:table-cell office:value-type="string" calcext:value-type="string">
            <text:p>recoilValue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hortHit</text:p>
          </table:table-cell>
          <table:table-cell office:value-type="string" calcext:value-type="string">
            <text:p>shortRange</text:p>
          </table:table-cell>
          <table:table-cell office:value-type="string" calcext:value-type="string">
            <text:p>waterGfx</text:p>
          </table:table-cell>
          <table:table-cell office:value-type="string" calcext:value-type="string">
            <text:p>weaponClass</text:p>
          </table:table-cell>
          <table:table-cell office:value-type="string" calcext:value-type="string">
            <text:p>weaponEffect</text:p>
          </table:table-cell>
          <table:table-cell office:value-type="string" calcext:value-type="string">
            <text:p>weaponSubClass</text:p>
          </table:table-cell>
          <table:table-cell office:value-type="string" calcext:value-type="string">
            <text:p>weaponWav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umRounds</text:p>
          </table:table-cell>
          <table:table-cell office:value-type="string" calcext:value-type="string">
            <text:p>periodicalDamage</text:p>
          </table:table-cell>
          <table:table-cell office:value-type="string" calcext:value-type="string">
            <text:p>periodicalDamageRadius</text:p>
          </table:table-cell>
          <table:table-cell office:value-type="string" calcext:value-type="string">
            <text:p>periodicalDamageTime</text:p>
          </table:table-cell>
          <table:table-cell office:value-type="string" calcext:value-type="string">
            <text:p>periodicalDamageWeaponClass</text:p>
          </table:table-cell>
          <table:table-cell office:value-type="string" calcext:value-type="string">
            <text:p>periodicalDamageWeaponEffect</text:p>
          </table:table-cell>
          <table:table-cell office:value-type="string" calcext:value-type="string">
            <text:p>periodicalDamageWeaponSubClass</text:p>
          </table:table-cell>
          <table:table-cell office:value-type="string" calcext:value-type="string">
            <text:p>reloadTime</text:p>
          </table:table-cell>
          <table:table-cell office:value-type="string" calcext:value-type="string">
            <text:p>fireOnMov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faceInFlight</text:p>
          </table:table-cell>
          <table:table-cell office:value-type="string" calcext:value-type="string">
            <text:p>numAttackRuns</text:p>
          </table:table-cell>
          <table:table-cell office:value-type="string" calcext:value-type="string">
            <text:p>penetrate</text:p>
          </table:table-cell>
        </table:table-row>
        <table:table-row table:style-name="ro1">
          <table:table-cell office:value-type="string" calcext:value-type="string">
            <text:p>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AGun2Mk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GunLaser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AGun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Stormbringer AA Pulse La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62000" calcext:value-type="float">
            <text:p>620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GunLaser-Lng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AGunLaser-Lng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tormBringer AA Flak Laser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62000" calcext:value-type="float">
            <text:p>6200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JeepMG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eep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Jeep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TowerM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ower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Tower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M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M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1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Buggy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Buggy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uggy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Bus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Bus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usCannon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Flame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baFlam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cav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JeepM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Jeep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Jeep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M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aBa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1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PitRocket</text:p>
          </table:table-cell>
          <table:table-cell office:value-type="float" office:value="375" calcext:value-type="float">
            <text:p>375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P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PitRocke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ocket Launch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5000" calcext:value-type="float">
            <text:p>5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PitRocketAT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MRocAt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S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baPitRocketA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MSL.PIE</text:p>
          </table:table-cell>
          <table:table-cell office:value-type="string" calcext:value-type="string">
            <text:p>TRL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cav AT Pi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RP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ocket.ogg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P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RPG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table:number-columns-repeated="2"/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P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aRocke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Rocke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avmra.pie</text:p>
          </table:table-cell>
          <table:table-cell office:value-type="string" calcext:value-type="string">
            <text:p>TRL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ock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TowerM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Tower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Tower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Trike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Trike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Trike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mb-Earthquake</text:p>
          </table:table-cell>
          <table:table-cell office:value-type="float" office:value="1400" calcext:value-type="float">
            <text:p>1400</text:p>
          </table:table-cell>
          <table:table-cell office:value-type="float" office:value="137" calcext:value-type="float">
            <text:p>1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SCUDM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VLSWav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omb-Earthquak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VLSWav.PIE</text:p>
          </table:table-cell>
          <table:table-cell/>
          <table:table-cell office:value-type="string" calcext:value-type="string">
            <text:p>TRHVTL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eavy Bunker Buster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66000" calcext:value-type="float">
            <text:p>6600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1-VTOL-LtHE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bmbx1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omb1-VTOL-LtH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l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Cluster Bomb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49500" calcext:value-type="float">
            <text:p>495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2-VTOL-HvHE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mbmbx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omb2-VTOL-HvH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Heap Bomb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57900" calcext:value-type="float">
            <text:p>579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3-VTOL-Lt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bmbi1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omb3-VTOL-LtINC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lvtli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Phosphor Bomb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52500" calcext:value-type="float">
            <text:p>5250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4-VTOL-HvyINC</text:p>
          </table:table-cell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mbmbi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omb4-VTOL-HvyINC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i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ite Bomb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75000" calcext:value-type="float">
            <text:p>7500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4-VTOL-HvyINC-Mass</text:p>
          </table:table-cell>
          <table:table-cell office:value-type="float" office:value="2200" calcext:value-type="float">
            <text:p>2200</text:p>
          </table:table-cell>
          <table:table-cell office:value-type="float" office:value="187" calcext:value-type="float">
            <text:p>187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SCUDM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XL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omb4-VTOL-HvyINC-Mass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H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eavy Thermite Bomb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640" calcext:value-type="float">
            <text:p>64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5-VTOL-Plasmite</text:p>
          </table:table-cell>
          <table:table-cell office:value-type="float" office:value="2000" calcext:value-type="float">
            <text:p>2000</text:p>
          </table:table-cell>
          <table:table-cell office:value-type="float" office:value="225" calcext:value-type="float">
            <text:p>225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XLBMBP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omb5-VTOL-Plasmit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PL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Plasmite Bomb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flmthrow.ogg</text:p>
          </table:table-cell>
          <table:table-cell office:value-type="float" office:value="180000" calcext:value-type="float">
            <text:p>18000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6-VTOL-EMP</text:p>
          </table:table-cell>
          <table:table-cell office:value-type="float" office:value="1400" calcext:value-type="float">
            <text:p>14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LBMBE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omb6-VTOL-EMP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EM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EMP Bomb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60000" calcext:value-type="float">
            <text:p>6000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ggy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gy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Bugg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s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 Bu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Cannon-A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sCannon-AR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 A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1-VTOL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VTOL Canno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30000" calcext:value-type="float">
            <text:p>3000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1Mk1-AR</text:p>
          </table:table-cell>
          <table:table-cell office:value-type="float" office:value="225" calcext:value-type="float">
            <text:p>225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ar.PIE</text:p>
          </table:table-cell>
          <table:table-cell office:value-type="string" calcext:value-type="string">
            <text:p>TRL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NASDA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7000" calcext:value-type="float">
            <text:p>2700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annon2A-T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54000" calcext:value-type="float">
            <text:p>5400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annon2A-T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ar.PIE</text:p>
          </table:table-cell>
          <table:table-cell office:value-type="string" calcext:value-type="string">
            <text:p>TRM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NASDA 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48600" calcext:value-type="float">
            <text:p>4860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-Lng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annon2A-TMk1-Lng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Long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70000" calcext:value-type="float">
            <text:p>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H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12000" calcext:value-type="float">
            <text:p>112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AR</text:p>
          </table:table-cell>
          <table:table-cell office:value-type="float" office:value="720" calcext:value-type="float">
            <text:p>720</text:p>
          </table:table-cell>
          <table:table-cell office:value-type="float" office:value="188" calcext:value-type="float">
            <text:p>188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ar.PIE</text:p>
          </table:table-cell>
          <table:table-cell office:value-type="string" calcext:value-type="string">
            <text:p>TRH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NASDA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00800" calcext:value-type="float">
            <text:p>1008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Lng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Ln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20000" calcext:value-type="float">
            <text:p>12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Twn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Tw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2.pie</text:p>
          </table:table-cell>
          <table:table-cell office:value-type="string" calcext:value-type="string">
            <text:p>trh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Twin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70000" calcext:value-type="float">
            <text:p>17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4AUTO-VTOL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36" calcext:value-type="float">
            <text:p>1536</text:p>
          </table:table-cell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VTOL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8000" calcext:value-type="float">
            <text:p>48000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AR</text:p>
          </table:table-cell>
          <table:table-cell office:value-type="float" office:value="630" calcext:value-type="float">
            <text:p>630</text:p>
          </table:table-cell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ar.PIE</text:p>
          </table:table-cell>
          <table:table-cell office:value-type="string" calcext:value-type="string">
            <text:p>TRLA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NASDA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37800" calcext:value-type="float">
            <text:p>37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Full-Aslt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Full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GSS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Assault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70000" calcext:value-type="float">
            <text:p>17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Hvy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04000" calcext:value-type="float">
            <text:p>10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Hvy-Aslt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-Asl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70000" calcext:value-type="float">
            <text:p>1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4AUTOMk1-Hvy-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-In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Incendiar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12000" calcext:value-type="float">
            <text:p>11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4AUTOMk1-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20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In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canhpv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Incendiar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4AUTOMk1-Lng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Ln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VC Long Cann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64000" calcext:value-type="float">
            <text:p>6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-VTOL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VTOL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42000" calcext:value-type="float">
            <text:p>42000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5000" calcext:value-type="float">
            <text:p>3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5VulcanMk1-AR</text:p>
          </table:table-cell>
          <table:table-cell office:value-type="float" office:value="630" calcext:value-type="float">
            <text:p>630</text:p>
          </table:table-cell>
          <table:table-cell office:value-type="float" office:value="113" calcext:value-type="float">
            <text:p>11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ar.PIE</text:p>
          </table:table-cell>
          <table:table-cell office:value-type="string" calcext:value-type="string">
            <text:p>TRMV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NASDA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1500" calcext:value-type="float">
            <text:p>31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5VulcanMk1-Gat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Ga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Rotar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84000" calcext:value-type="float">
            <text:p>8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Mk1-Hvy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Cannon5VulcanMk1-Hvy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Heavy Assault Canno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160000" calcext:value-type="float">
            <text:p>16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Mk1-Inc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In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Incendiary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6TwinAsl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trhv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5000" calcext:value-type="float">
            <text:p>75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6TwinAslt-AR</text:p>
          </table:table-cell>
          <table:table-cell office:value-type="float" office:value="720" calcext:value-type="float">
            <text:p>720</text:p>
          </table:table-cell>
          <table:table-cell office:value-type="float" office:value="188" calcext:value-type="float">
            <text:p>18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ar.PIE</text:p>
          </table:table-cell>
          <table:table-cell office:value-type="string" calcext:value-type="string">
            <text:p>trhvcan2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NASDA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67500" calcext:value-type="float">
            <text:p>675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6TwinAslt-Rail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METHI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-Rai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Rail Gu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5000" calcext:value-type="float">
            <text:p>75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non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SHcan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Sup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CAN.PIE</text:p>
          </table:table-cell>
          <table:table-cell office:value-type="string" calcext:value-type="string">
            <text:p>TRWPF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Cannon Fortress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ndTurret1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Beam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mmandTurret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LCMD1ar.PIE</text:p>
          </table:table-cell>
          <table:table-cell office:value-type="string" calcext:value-type="string">
            <text:p>TRLCMD1ar.PIE</text:p>
          </table:table-cell>
          <table:table-cell office:value-type="string" calcext:value-type="string">
            <text:p>HOMING-DIRECT</text:p>
          </table:table-cell>
          <table:table-cell/>
          <table:table-cell office:value-type="string" calcext:value-type="string">
            <text:p>Command Turre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Atmiss-Mech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Atmiss-Me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Mech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Cannon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Cannon-Mech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CAN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ech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6000" calcext:value-type="float">
            <text:p>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Flamer01-Mech</text:p>
          </table:table-cell>
          <table:table-cell office:value-type="float" office:value="600" calcext:value-type="float">
            <text:p>600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Flamer01-Mech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76" calcext:value-type="float">
            <text:p>5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flame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ech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A-T</text:p>
          </table:table-cell>
          <table:table-cell office:value-type="float" office:value="1000" calcext:value-type="float">
            <text:p>1000</text:p>
          </table:table-cell>
          <table:table-cell office:value-type="float" office:value="117" calcext:value-type="float">
            <text:p>11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A-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sc_ATM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uper Scourg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Acannon</text:p>
          </table:table-cell>
          <table:table-cell office:value-type="float" office:value="400" calcext:value-type="float">
            <text:p>400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yb-Hvywpn-A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sc_assc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Super Auto-Canno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10500" calcext:value-type="float">
            <text:p>10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EMP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SFlms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EMP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mp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uper EMP Cyborg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Flamer2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Flamer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uper Twin Flam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Flamer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Flech4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Flamer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uper Flam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HPV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HPV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hpvc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Super HVC Cyborg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3500" calcext:value-type="float">
            <text:p>13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IncMortar</text:p>
          </table:table-cell>
          <table:table-cell office:value-type="float" office:value="675" calcext:value-type="float">
            <text:p>675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IncMorta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i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uper Incendiary Grenadier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MG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G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Sup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G4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G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Super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cannon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yb-Hvywpn-M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ca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Super Heavy-Gunner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issile-MdArt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3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win 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Mortar1Mk1-Ram</text:p>
          </table:table-cell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ortar1Mk1-Ram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728" calcext:value-type="float">
            <text:p>17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r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uper Grenadi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16000" calcext:value-type="float">
            <text:p>1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PulseLs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PulseLs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sc_pulse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Super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7500" calcext:value-type="float">
            <text:p>7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b-Hvywpn-RailGunner</text:p>
          </table:table-cell>
          <table:table-cell office:value-type="float" office:value="750" calcext:value-type="float">
            <text:p>750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flech2.PI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yb-Hvywpn-RailGunn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sc_rail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Super Rail-Gunn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2500" calcext:value-type="float">
            <text:p>125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Rocket-LtA-T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rkt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uper Lanc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b-Hvywpn-Rocket-Sunburst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aa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Rocket-Sunburst-Arch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aa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Rocket-TopAttack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TopAttack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win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SpyTurret01</text:p>
          </table:table-cell>
          <table:table-cell office:value-type="float" office:value="600" calcext:value-type="float">
            <text:p>600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SpyTurret0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Nexus Link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7500" calcext:value-type="float">
            <text:p>75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TK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TK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tk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ank-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Laser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LENF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Laser-Mech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CY_LAS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Mech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4400" calcext:value-type="float">
            <text:p>440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Rail1-Mech</text:p>
          </table:table-cell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GammoH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ail1-Mech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Mech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3800" calcext:value-type="float">
            <text:p>3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Rocket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ocket-Me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rkt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Mech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RotMG-Mech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otMG-Mech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Mech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b-Wpn-Atmiss</text:p>
          </table:table-cell>
          <table:table-cell office:value-type="float" office:value="700" calcext:value-type="float">
            <text:p>700</text:p>
          </table:table-cell>
          <table:table-cell office:value-type="float" office:value="112" calcext:value-type="float">
            <text:p>112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-Wpn-Atmiss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courge Cyborg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Cannon-Sniper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ichet3.ogg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GRDexl.PI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yb-Wpn-Cannon-Snip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sniper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Cyborg Sniper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4800" calcext:value-type="float">
            <text:p>48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b-Wpn-Grenade</text:p>
          </table:table-cell>
          <table:table-cell office:value-type="float" office:value="320" calcext:value-type="float">
            <text:p>3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LExp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Grenad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cy_gre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Grenadi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cybgrnd.ogg</text:p>
          </table:table-cell>
          <table:table-cell office:value-type="float" office:value="7000" calcext:value-type="float">
            <text:p>7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Laser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Las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600" calcext:value-type="float">
            <text:p>16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CY_LA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Flash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4400" calcext:value-type="float">
            <text:p>4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Wpn-Mortar1Mk1-Rail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Mortar1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Rail Grenadi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000" calcext:value-type="float">
            <text:p>7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Wpn-MortarInc</text:p>
          </table:table-cell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Mortar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i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Grenadi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Rail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t.PI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yb-Wpn-Rail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Needle Gunn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500" calcext:value-type="float">
            <text:p>55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Wpn-Rocket-HvyA-T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yb-Wpn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tk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Cyborg Tank Kill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7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Rocket-Pod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Cybor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8800" calcext:value-type="float">
            <text:p>88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Pod-Arch</text:p>
          </table:table-cell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Rocket Cybor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8800" calcext:value-type="float">
            <text:p>88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Pod-MRA</text:p>
          </table:table-cell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-MR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Array Cybor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cy_rcktaa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Sunburst-Arch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cy_rcktaa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SpyTurret0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yb-Wpn-SpyTurret0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ECM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Cyborg Nexus Link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4400" calcext:value-type="float">
            <text:p>44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Thermite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-Wpn-Thermite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therm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Ther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orgCannon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yborg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CA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Gunner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6000" calcext:value-type="float">
            <text:p>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orgChaingun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orgChaingu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4800" calcext:value-type="float">
            <text:p>4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orgFlamer01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yborgFlamer0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flame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Cyborg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orgRocket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orgRocke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rkt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Lancer Cybor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orgRotMG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orgRotM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Assault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P-Cannon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MP-Cannon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mp.PIE</text:p>
          </table:table-cell>
          <table:table-cell office:value-type="string" calcext:value-type="string">
            <text:p>trhem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 Cannon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AIRCRAFT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150000" calcext:value-type="float">
            <text:p>15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XSHcanA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grdexS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Sup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EMP.PIE</text:p>
          </table:table-cell>
          <table:table-cell office:value-type="string" calcext:value-type="string">
            <text:p>TRWPFEMP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EMP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1Mk1-AR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ame1Mk1-AR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ar.PIE</text:p>
          </table:table-cell>
          <table:table-cell office:value-type="string" calcext:value-type="string">
            <text:p>TRLFLMR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NASDA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-Hvy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-Hvy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60" calcext:value-type="float">
            <text:p>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H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assive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20000" calcext:value-type="float">
            <text:p>120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-Rail</text:p>
          </table:table-cell>
          <table:table-cell office:value-type="float" office:value="1000" calcext:value-type="float">
            <text:p>10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ech4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-Rai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60" calcext:value-type="float">
            <text:p>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assive Rail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70000" calcext:value-type="float">
            <text:p>17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rPlasma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4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amerPlasmaSup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GSS.PIE</text:p>
          </table:table-cell>
          <table:table-cell office:value-type="string" calcext:value-type="string">
            <text:p>TRWPF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Plasmite Rail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vyLaser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70000" calcext:value-type="float">
            <text:p>17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Aslt</text:p>
          </table:table-cell>
          <table:table-cell office:value-type="float" office:value="1200" calcext:value-type="float">
            <text:p>1200</text:p>
          </table:table-cell>
          <table:table-cell office:value-type="float" office:value="250" calcext:value-type="float">
            <text:p>2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50000" calcext:value-type="float">
            <text:p>15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Gat</text:p>
          </table:table-cell>
          <table:table-cell office:value-type="float" office:value="1400" calcext:value-type="float">
            <text:p>1400</text:p>
          </table:table-cell>
          <table:table-cell office:value-type="float" office:value="250" calcext:value-type="float">
            <text:p>25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G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Rot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40000" calcext:value-type="float">
            <text:p>14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vyLaser-Inc-Aslt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Inc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Incendiary 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VTOL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VTOL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VTOL 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40000" calcext:value-type="float">
            <text:p>140000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witzer-Incendiary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992" calcext:value-type="float">
            <text:p>499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60000" calcext:value-type="float">
            <text:p>16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</text:p>
          </table:table-cell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2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-Inc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I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Incendiary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-Rail</text:p>
          </table:table-cell>
          <table:table-cell office:value-type="float" office:value="1700" calcext:value-type="float">
            <text:p>1700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il-Inc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i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Incendiary 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il-Ram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r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Stabilized 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m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R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Stabilized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-Rail</text:p>
          </table:table-cell>
          <table:table-cell office:value-type="float" office:value="1100" calcext:value-type="float">
            <text:p>1100</text:p>
          </table:table-cell>
          <table:table-cell office:value-type="float" office:value="125" calcext:value-type="float">
            <text:p>1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Inc</text:p>
          </table:table-cell>
          <table:table-cell office:value-type="float" office:value="1300" calcext:value-type="float">
            <text:p>1300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Ram</text:p>
          </table:table-cell>
          <table:table-cell office:value-type="float" office:value="1300" calcext:value-type="float">
            <text:p>1300</text:p>
          </table:table-cell>
          <table:table-cell office:value-type="float" office:value="125" calcext:value-type="float">
            <text:p>1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r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RamSuper</text:p>
          </table:table-cell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il-Ram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424" calcext:value-type="float">
            <text:p>742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GSS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Stabilized Rail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PlasSuper</text:p>
          </table:table-cell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ilPlas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GSS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Incendiary Rail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m</text:p>
          </table:table-cell>
          <table:table-cell office:value-type="float" office:value="1100" calcext:value-type="float">
            <text:p>11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R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-RamSuper</text:p>
          </table:table-cell>
          <table:table-cell office:value-type="float" office:value="3200" calcext:value-type="float">
            <text:p>3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m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424" calcext:value-type="float">
            <text:p>742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Stabilized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</text:p>
          </table:table-cell>
          <table:table-cell office:value-type="float" office:value="1800" calcext:value-type="float">
            <text:p>18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Ground Shake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Gat</text:p>
          </table:table-cell>
          <table:table-cell office:value-type="float" office:value="2200" calcext:value-type="float">
            <text:p>2200</text:p>
          </table:table-cell>
          <table:table-cell office:value-type="float" office:value="225" calcext:value-type="float">
            <text:p>225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Ga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at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Ground Shaker Assault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Gat-Rail</text:p>
          </table:table-cell>
          <table:table-cell office:value-type="float" office:value="2600" calcext:value-type="float">
            <text:p>2600</text:p>
          </table:table-cell>
          <table:table-cell office:value-type="float" office:value="275" calcext:value-type="float">
            <text:p>275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Gat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atgss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Ground Shaker Rail Assault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Inc</text:p>
          </table:table-cell>
          <table:table-cell office:value-type="float" office:value="1900" calcext:value-type="float">
            <text:p>19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I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Incendiary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86660" calcext:value-type="float">
            <text:p>1866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Rail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Ground Shaker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Hvy-Ram</text:p>
          </table:table-cell>
          <table:table-cell office:value-type="float" office:value="2100" calcext:value-type="float">
            <text:p>2100</text:p>
          </table:table-cell>
          <table:table-cell office:value-type="float" office:value="175" calcext:value-type="float">
            <text:p>17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Hvy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680" calcext:value-type="float">
            <text:p>76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bb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uper Stabilized Rail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Inc</text:p>
          </table:table-cell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i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Incendiary Ground Shaker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Ram</text:p>
          </table:table-cell>
          <table:table-cell office:value-type="float" office:value="2000" calcext:value-type="float">
            <text:p>2000</text:p>
          </table:table-cell>
          <table:table-cell office:value-type="float" office:value="225" calcext:value-type="float">
            <text:p>2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912" calcext:value-type="float">
            <text:p>691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r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tabilized Rail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186660" calcext:value-type="float">
            <text:p>18666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m</text:p>
          </table:table-cell>
          <table:table-cell office:value-type="float" office:value="1900" calcext:value-type="float">
            <text:p>19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912" calcext:value-type="float">
            <text:p>6912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FXLExp.PIE</text:p>
          </table:table-cell>
          <table:table-cell office:value-type="string" calcext:value-type="string">
            <text:p>GNHHOWTR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tabilized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86660" calcext:value-type="float">
            <text:p>18666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Ram-Hvy</text:p>
          </table:table-cell>
          <table:table-cell office:value-type="float" office:value="2100" calcext:value-type="float">
            <text:p>21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m-Hv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680" calcext:value-type="float">
            <text:p>76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bb2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uper Stabilized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PlasSuper</text:p>
          </table:table-cell>
          <table:table-cell office:value-type="float" office:value="3200" calcext:value-type="float">
            <text:p>3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Plas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HOWT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Incendiary Howitz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Sa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5400" calcext:value-type="float">
            <text:p>54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l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asS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3040" calcext:value-type="float">
            <text:p>230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lassatar.pie</text:p>
          </table:table-cell>
          <table:table-cell office:value-type="string" calcext:value-type="string">
            <text:p>trlassat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Laser Satellite Command Post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3200" calcext:value-type="float">
            <text:p>320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3030" calcext:value-type="float">
            <text:p>2303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LAS_SAT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512" calcext:value-type="float">
            <text:p>5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2PULSE-VTO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-VTOL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VTOL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Asl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213" calcext:value-type="float">
            <text:p>2213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Augmented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Aslt-Hvy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Aslt-Hvy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Assault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8800" calcext:value-type="float">
            <text:p>88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Ga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FLSH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G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Rotary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Inc</text:p>
          </table:table-cell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Inc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canhpv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Incendiary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Inc-Aslt</text:p>
          </table:table-cell>
          <table:table-cell office:value-type="float" office:value="1400" calcext:value-type="float">
            <text:p>14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Inc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Incendiary Assault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Med-Aslt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Med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3BEAM-VTOL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3BEAM-VTO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048" calcext:value-type="float">
            <text:p>204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VTOL 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ser3BEAMMk1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ser3BEAM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ser4-PlasmaCannon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4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aser4-Plasma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bem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4-PlasmaCannon-Hvy-Aslt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FXFlech4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aser4-PlasmaCannon-Hvy-Asl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Heavy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evlsr.ogg</text:p>
          </table:table-cell>
          <table:table-cell office:value-type="float" office:value="225000" calcext:value-type="float">
            <text:p>225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4-PlasmaCannon-Hvy-Lsr-Aslt</text:p>
          </table:table-cell>
          <table:table-cell office:value-type="float" office:value="1400" calcext:value-type="float">
            <text:p>1400</text:p>
          </table:table-cell>
          <table:table-cell office:value-type="float" office:value="425" calcext:value-type="float">
            <text:p>425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SFlms.PI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aser4-PlasmaCannon-Hvy-Lsr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PLASM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uper Heavy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evlsr.ogg</text:p>
          </table:table-cell>
          <table:table-cell office:value-type="float" office:value="250000" calcext:value-type="float">
            <text:p>25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Plasma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4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PlasmaSup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LASP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Plasma Fortres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Super2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Super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WPFLAS2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Laser Fortres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G1-Pillbox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-VTO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VTOL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G1-VTOL-SCAVS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VTOL-SCAVS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68" calcext:value-type="float">
            <text:p>76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VTOL Machinegun Scav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1000" calcext:value-type="float">
            <text:p>11000</text:p>
          </table:table-cell>
          <table:table-cell table:number-columns-repeated="11"/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MG1Mk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9500" calcext:value-type="float">
            <text:p>9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Mk1-A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ar.PIE</text:p>
          </table:table-cell>
          <table:table-cell office:value-type="string" calcext:value-type="string">
            <text:p>TRLMG1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NASDA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8550" calcext:value-type="float">
            <text:p>85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-Pillbox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tracer_twin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2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8000" calcext:value-type="float">
            <text:p>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-VTOL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G2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VTOL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23000" calcext:value-type="float">
            <text:p>23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2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32" calcext:value-type="float">
            <text:p>83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Mk1-AR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2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32" calcext:value-type="float">
            <text:p>83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ar.PIE</text:p>
          </table:table-cell>
          <table:table-cell office:value-type="string" calcext:value-type="string">
            <text:p>TRLMG2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NASDA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0800" calcext:value-type="float">
            <text:p>10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-Pillbox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xtracerh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G3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eavy 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-VTOL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G3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VTOL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5500" calcext:value-type="float">
            <text:p>255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5000" calcext:value-type="float">
            <text:p>2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AR</text:p>
          </table:table-cell>
          <table:table-cell office:value-type="float" office:value="225" calcext:value-type="float">
            <text:p>225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ar.PIE</text:p>
          </table:table-cell>
          <table:table-cell office:value-type="string" calcext:value-type="string">
            <text:p>TRMMG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NASDA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2500" calcext:value-type="float">
            <text:p>22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Aslt</text:p>
          </table:table-cell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ichet2.og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AIREXP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Asl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Augmented Heav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44000" calcext:value-type="float">
            <text:p>4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Twn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Tw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win Heav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33000" calcext:value-type="float">
            <text:p>33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-Pillbox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h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G4ROTARY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*MG4ROTARY-Pillbox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-VTO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G4ROTARY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VTOL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6500" calcext:value-type="float">
            <text:p>265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A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ar.PIE</text:p>
          </table:table-cell>
          <table:table-cell office:value-type="string" calcext:value-type="string">
            <text:p>TRMMG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NASDA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1600" calcext:value-type="float">
            <text:p>216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Hvy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G4ROTARYMk1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Augmented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Hvy-Inc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Hvy-Inc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Incendiary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G4ROTARYMk1-Hvy-Inc-VTO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Hvy-Inc-VTO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VTOL Incendiary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G5TWINROTARY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34000" calcext:value-type="float">
            <text:p>3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5TWINROTARY-Hvy</text:p>
          </table:table-cell>
          <table:table-cell office:value-type="float" office:value="700" calcext:value-type="float">
            <text:p>700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ugmented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8000" calcext:value-type="float">
            <text:p>4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5TWINROTARY-Hvy-Inc</text:p>
          </table:table-cell>
          <table:table-cell office:value-type="float" office:value="700" calcext:value-type="float">
            <text:p>700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-Hvy-Inc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Incendiary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52000" calcext:value-type="float">
            <text:p>52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G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Supe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WPFMG.PIE</text:p>
          </table:table-cell>
          <table:table-cell office:value-type="string" calcext:value-type="string">
            <text:p>TRWPF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win Assault Gun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Driver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4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MassDriv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GSS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Mass Driver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A-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A-T-Twn</text:p>
          </table:table-cell>
          <table:table-cell office:value-type="float" office:value="1300" calcext:value-type="float">
            <text:p>1300</text:p>
          </table:table-cell>
          <table:table-cell office:value-type="float" office:value="175" calcext:value-type="float">
            <text:p>17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A-T-Twn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Scourge Missil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HvyArt</text:p>
          </table:table-cell>
          <table:table-cell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HvyAr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0" calcext:value-type="float">
            <text:p>13440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b.PIE</text:p>
          </table:table-cell>
          <table:table-cell office:value-type="string" calcext:value-type="string">
            <text:p>trhmslab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Archangel Missile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64" calcext:value-type="float">
            <text:p>806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Vindicato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HvySAM-Arch</text:p>
          </table:table-cell>
          <table:table-cell office:value-type="float" office:value="1400" calcext:value-type="float">
            <text:p>1400</text:p>
          </table:table-cell>
          <table:table-cell office:value-type="float" office:value="162" calcext:value-type="float">
            <text:p>162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sile-HvySAM-Ar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2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Vindicator SAM Therma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Avenge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-AR</text:p>
          </table:table-cell>
          <table:table-cell office:value-type="float" office:value="720" calcext:value-type="float">
            <text:p>720</text:p>
          </table:table-cell>
          <table:table-cell office:value-type="float" office:value="150" calcext:value-type="float">
            <text:p>150</text:p>
          </table:table-cell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-AR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ar.PIE</text:p>
          </table:table-cell>
          <table:table-cell office:value-type="string" calcext:value-type="string">
            <text:p>Trmmslsa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NASDA Trespasse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2-Arch</text:p>
          </table:table-cell>
          <table:table-cell office:value-type="float" office:value="1000" calcext:value-type="float">
            <text:p>1000</text:p>
          </table:table-cell>
          <table:table-cell office:value-type="float" office:value="112" calcext:value-type="float">
            <text:p>112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2-Ar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sa2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Avenger SAM Therm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MdArt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aa.PIE</text:p>
          </table:table-cell>
          <table:table-cell office:value-type="string" calcext:value-type="string">
            <text:p>Trm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eraph Missile Array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MdArt-Hvy</text:p>
          </table:table-cell>
          <table:table-cell office:value-type="float" office:value="1300" calcext:value-type="float">
            <text:p>1300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MdArt-Hvy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Heavy Seraph Array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VTOL-A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VTOL-A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304" calcext:value-type="float">
            <text:p>2304</text:p>
          </table:table-cell>
          <table:table-cell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Scourge Missile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9000" calcext:value-type="float">
            <text:p>29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ssile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ssileSuper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wpfmsl.PIE</text:p>
          </table:table-cell>
          <table:table-cell office:value-type="string" calcext:value-type="string">
            <text:p>Trwpfmsl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Missile Array Fortress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-Incendiary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-A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AR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ar.PIE</text:p>
          </table:table-cell>
          <table:table-cell office:value-type="string" calcext:value-type="string">
            <text:p>TRMMOR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NASDA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0400" calcext:value-type="float">
            <text:p>504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-Rail</text:p>
          </table:table-cell>
          <table:table-cell office:value-type="float" office:value="700" calcext:value-type="float">
            <text:p>700</text:p>
          </table:table-cell>
          <table:table-cell office:value-type="float" office:value="112" calcext:value-type="float">
            <text:p>112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Rail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il-Inc</text:p>
          </table:table-cell>
          <table:table-cell office:value-type="float" office:value="800" calcext:value-type="float">
            <text:p>800</text:p>
          </table:table-cell>
          <table:table-cell office:value-type="float" office:value="117" calcext:value-type="float">
            <text:p>117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Rail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il-Ram</text:p>
          </table:table-cell>
          <table:table-cell office:value-type="float" office:value="900" calcext:value-type="float">
            <text:p>900</text:p>
          </table:table-cell>
          <table:table-cell office:value-type="float" office:value="95" calcext:value-type="float">
            <text:p>9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R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Rail Morta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m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R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Bombard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AR</text:p>
          </table:table-cell>
          <table:table-cell office:value-type="float" office:value="900" calcext:value-type="float">
            <text:p>900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AR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ar.PIE</text:p>
          </table:table-cell>
          <table:table-cell office:value-type="string" calcext:value-type="string">
            <text:p>TRHRMOR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NASDA Barrage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4800" calcext:value-type="float">
            <text:p>648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Inc</text:p>
          </table:table-cell>
          <table:table-cell office:value-type="float" office:value="1100" calcext:value-type="float">
            <text:p>1100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Bombard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37" calcext:value-type="float">
            <text:p>13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Bombard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il-Ram</text:p>
          </table:table-cell>
          <table:table-cell office:value-type="float" office:value="1400" calcext:value-type="float">
            <text:p>1400</text:p>
          </table:table-cell>
          <table:table-cell office:value-type="float" office:value="137" calcext:value-type="float">
            <text:p>13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Rail Bombard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ilPlas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Pla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Bombard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m</text:p>
          </table:table-cell>
          <table:table-cell office:value-type="float" office:value="1200" calcext:value-type="float">
            <text:p>1200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Bombard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</text:p>
          </table:table-cell>
          <table:table-cell office:value-type="float" office:value="900" calcext:value-type="float">
            <text:p>90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-Inc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Rail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il-Inc</text:p>
          </table:table-cell>
          <table:table-cell office:value-type="float" office:value="1300" calcext:value-type="float">
            <text:p>1300</text:p>
          </table:table-cell>
          <table:table-cell office:value-type="float" office:value="162" calcext:value-type="float">
            <text:p>162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Rail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il-Ram</text:p>
          </table:table-cell>
          <table:table-cell office:value-type="float" office:value="1300" calcext:value-type="float">
            <text:p>13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Railpot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m-Rot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m-Rot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EM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SFlms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EMP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morte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80000" calcext:value-type="float">
            <text:p>8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GaussPlas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GaussPlas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328" calcext:value-type="float">
            <text:p>33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MORTGSS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Incendiary Rail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GaussRamj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GaussRamjet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840" calcext:value-type="float">
            <text:p>38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MORTGSS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Stabilized Rail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Plas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Plas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328" calcext:value-type="float">
            <text:p>33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MORT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Incendiary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Ramjet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Ramjet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840" calcext:value-type="float">
            <text:p>38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MORT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Stabilized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USlink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SFlms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EXUSlink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TRHECM3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*NEXUSlink*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nxstower.ogg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X-Cyb-Rail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-Rail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*NX-Cyb-Rail1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-CyborgChaingun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X-CyborgChaingu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*NX-CyborgChaingun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-CyborgMiss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orgMiss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*NX-CyborgMiss*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400" calcext:value-type="float">
            <text:p>24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X-CyborgPulseLas</text:p>
          </table:table-cell>
          <table:table-cell office:value-type="float" office:value="375" calcext:value-type="float">
            <text:p>375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LFLSH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orgPulseLas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CY_LA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*NX-CyborgPulseLas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smaHeavy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XL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smaHeavy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PLASM.PIE</text:p>
          </table:table-cell>
          <table:table-cell office:value-type="string" calcext:value-type="string">
            <text:p>TRHPLASM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*Heavy Plasma Launcher*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medca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iteFlamer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M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35200" calcext:value-type="float">
            <text:p>352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miteFlamer-Hvy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Flech4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-Hvy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00" calcext:value-type="float">
            <text:p>7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FLMRP.PIE</text:p>
          </table:table-cell>
          <table:table-cell office:value-type="string" calcext:value-type="string">
            <text:p>TRH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88000" calcext:value-type="float">
            <text:p>8800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miteFlamer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ech4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-Rai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00" calcext:value-type="float">
            <text:p>7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Plasmite Rai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88000" calcext:value-type="float">
            <text:p>8800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dMg1AAGun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T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QuadMg1AAGun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l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urricane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2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Mg1AAGun-Scav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er_twin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QuadMg1AAGun-Scav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A Turre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3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AR</text:p>
          </table:table-cell>
          <table:table-cell office:value-type="float" office:value="1440" calcext:value-type="float">
            <text:p>1440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AR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ar.PIE</text:p>
          </table:table-cell>
          <table:table-cell office:value-type="string" calcext:value-type="string">
            <text:p>TRHAIR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NASDA Monsoon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90000" calcext:value-type="float">
            <text:p>9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Scav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r2.PI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FXMETHIT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Scav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air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Cyclone AA Turr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tower.ogg</text:p>
          </table:table-cell>
          <table:table-cell office:value-type="float" office:value="150000" calcext:value-type="float">
            <text:p>15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Scav-AR</text:p>
          </table:table-cell>
          <table:table-cell office:value-type="float" office:value="630" calcext:value-type="float">
            <text:p>630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r2.PIE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FXMETHIT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Scav-AR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air.PIE</text:p>
          </table:table-cell>
          <table:table-cell office:value-type="string" calcext:value-type="string">
            <text:p>TRHAIR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NASDA Typhoon AA Turr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tower.ogg</text:p>
          </table:table-cell>
          <table:table-cell office:value-type="float" office:value="135000" calcext:value-type="float">
            <text:p>13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ilGun1-VTOL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-VTO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VTOL 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0000" calcext:value-type="float">
            <text:p>11000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2000" calcext:value-type="float">
            <text:p>52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-Gat-Twn</text:p>
          </table:table-cell>
          <table:table-cell office:value-type="float" office:value="1100" calcext:value-type="float">
            <text:p>1100</text:p>
          </table:table-cell>
          <table:table-cell office:value-type="float" office:value="145" calcext:value-type="float">
            <text:p>14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METHI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-Gat-Tw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78" calcext:value-type="float">
            <text:p>147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ggssaa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Needle Gun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-GatAA</text:p>
          </table:table-cell>
          <table:table-cell office:value-type="float" office:value="1800" calcext:value-type="float">
            <text:p>1800</text:p>
          </table:table-cell>
          <table:table-cell office:value-type="float" office:value="225" calcext:value-type="float">
            <text:p>225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-GatAA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AA Rail Gun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70000" calcext:value-type="float">
            <text:p>17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-VTO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-VTO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VTOL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60000" calcext:value-type="float">
            <text:p>16000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-GatAT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2Mk1-GatA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70000" calcext:value-type="float">
            <text:p>17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-Twn-Inc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-Twn-Inc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cantwin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Incendiary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GAUSS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TwinAslt-Inc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TwinAslt-In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cantwi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Incendiary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5000" calcext:value-type="float">
            <text:p>75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GAUSS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3Mk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3Mk1-Aslt</text:p>
          </table:table-cell>
          <table:table-cell office:value-type="float" office:value="1700" calcext:value-type="float">
            <text:p>1700</text:p>
          </table:table-cell>
          <table:table-cell office:value-type="float" office:value="225" calcext:value-type="float">
            <text:p>225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Flecht.PIE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RailGun3Mk1-Asl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3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35000" calcext:value-type="float">
            <text:p>135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3Mk1-Hvy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3Mk1-Hvy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3.PIE</text:p>
          </table:table-cell>
          <table:table-cell office:value-type="string" calcext:value-type="string">
            <text:p>TRHGSS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Gauss Assault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Asl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lgun-Asl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2.pie</text:p>
          </table:table-cell>
          <table:table-cell office:value-type="string" calcext:value-type="string">
            <text:p>TRMACAN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Incendiary Rail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Aslt-VTO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lgun-Aslt-VTO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2.pie</text:p>
          </table:table-cell>
          <table:table-cell office:value-type="string" calcext:value-type="string">
            <text:p>TRMACAN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VTOL Incendiary Rail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Flak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ichet2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GAmmo.PIE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XFlecht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ailgun-Flak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AA Flak Needle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et-Arch-Hvy-Aslt-Gat</text:p>
          </table:table-cell>
          <table:table-cell office:value-type="float" office:value="1100" calcext:value-type="float">
            <text:p>1100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PExp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-Arch-Hvy-Aslt-Ga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Heavy Thermal Rocket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70000" calcext:value-type="float">
            <text:p>1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BB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BB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ar.PIE</text:p>
          </table:table-cell>
          <table:table-cell office:value-type="string" calcext:value-type="string">
            <text:p>TRMRKTBB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ASDA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9000" calcext:value-type="float">
            <text:p>9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BB-Arch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msl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Incendiary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b.pie</text:p>
          </table:table-cell>
          <table:table-cell office:value-type="string" calcext:value-type="string">
            <text:p>Trmrckt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HvyA-T-Quad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HvyA-T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IDF</text:p>
          </table:table-cell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MNExp.P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ket-IDF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344" calcext:value-type="float">
            <text:p>9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RCKT.PIE</text:p>
          </table:table-cell>
          <table:table-cell office:value-type="string" calcext:value-type="string">
            <text:p>TRHRCK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ipple Rockets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IDF-AR</text:p>
          </table:table-cell>
          <table:table-cell office:value-type="float" office:value="1350" calcext:value-type="float">
            <text:p>1350</text:p>
          </table:table-cell>
          <table:table-cell office:value-type="float" office:value="225" calcext:value-type="float">
            <text:p>22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XMNExp.P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ket-IDF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344" calcext:value-type="float">
            <text:p>9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RCKTar.PIE</text:p>
          </table:table-cell>
          <table:table-cell office:value-type="string" calcext:value-type="string">
            <text:p>TRHRCK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ASDA Ripple Rockets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0" calcext:value-type="float">
            <text:p>180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ar.PIE</text:p>
          </table:table-cell>
          <table:table-cell office:value-type="string" calcext:value-type="string">
            <text:p>TRMRCKTA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NASDA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-Quad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r.PIE</text:p>
          </table:table-cell>
          <table:table-cell office:value-type="string" calcext:value-type="string">
            <text:p>TRMRCKT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MRL-Homing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Hom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mslaa2.PIE</text:p>
          </table:table-cell>
          <table:table-cell office:value-type="string" calcext:value-type="string">
            <text:p>trmmslaa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allistic Rocket Arra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-Homing-Hvy</text:p>
          </table:table-cell>
          <table:table-cell office:value-type="float" office:value="625" calcext:value-type="float">
            <text:p>62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Homing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Full Rocket Arra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-VTOL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VTO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.PIE</text:p>
          </table:table-cell>
          <table:table-cell office:value-type="string" calcext:value-type="string">
            <text:p>TRM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VTOL 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Mini-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</text:p>
          </table:table-cell>
          <table:table-cell office:value-type="float" office:value="425" calcext:value-type="float">
            <text:p>425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-Quad</text:p>
          </table:table-cell>
          <table:table-cell office:value-type="float" office:value="525" calcext:value-type="float">
            <text:p>52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4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Thermal Rocke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-Twin</text:p>
          </table:table-cell>
          <table:table-cell office:value-type="float" office:value="475" calcext:value-type="float">
            <text:p>475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Twi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3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Thermal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EMP</text:p>
          </table:table-cell>
          <table:table-cell office:value-type="float" office:value="500" calcext:value-type="float">
            <text:p>50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EMP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ar.PIE</text:p>
          </table:table-cell>
          <table:table-cell office:value-type="string" calcext:value-type="string">
            <text:p>TRLRCKTP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EMP Rock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-Quad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3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-Twi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Twi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Quad</text:p>
          </table:table-cell>
          <table:table-cell office:value-type="float" office:value="500" calcext:value-type="float">
            <text:p>500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2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Twn</text:p>
          </table:table-cell>
          <table:table-cell office:value-type="float" office:value="425" calcext:value-type="float">
            <text:p>42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Tw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unburst AA Rockets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Sunburst-Arch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rcktaa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Thermal Sunburst AA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VTOL-BB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BB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BB2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BB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msl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Incendiary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Cherub</text:p>
          </table:table-cell>
          <table:table-cell office:value-type="float" office:value="550" calcext:value-type="float">
            <text:p>550</text:p>
          </table:table-cell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cket-VTOL-Cherub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56" calcext:value-type="float">
            <text:p>1856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rcktaa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VTOL Thermal Sunburst Rocke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cket-VTOL-HvyA-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7500" calcext:value-type="float">
            <text:p>275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LtA-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VTOL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Pod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20" calcext:value-type="float">
            <text:p>2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VTOL-Pod-SCAVS</text:p>
          </table:table-cell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-SCAVS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Mini-Rocket Scav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1000" calcext:value-type="float">
            <text:p>11000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ocket-VTOL-Pod3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20" calcext:value-type="float">
            <text:p>2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Thermal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VTOL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56" calcext:value-type="float">
            <text:p>1856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VTOL Sunburst AA Rocke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cket-VTOL-TopAtkPlasHvy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TopAtkPlasHvy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VTOL Seraph Array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159980" calcext:value-type="float">
            <text:p>15998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TopAttackHvy</text:p>
          </table:table-cell>
          <table:table-cell office:value-type="float" office:value="351" calcext:value-type="float">
            <text:p>35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TopAttack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Ballistic Rockets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5000" calcext:value-type="float">
            <text:p>25000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Supe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920" calcext:value-type="float">
            <text:p>1920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WPFRKT.PIE</text:p>
          </table:table-cell>
          <table:table-cell office:value-type="string" calcext:value-type="string">
            <text:p>TRWPFR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Rocket Array Fortres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vNEXUSlink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cavNEXUSlink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table:number-columns-repeated="2" office:value-type="string" calcext:value-type="string">
            <text:p>nexturre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cav Nexus Link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4000" calcext:value-type="float">
            <text:p>400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yTurret01</text:p>
          </table:table-cell>
          <table:table-cell office:value-type="float" office:value="1800" calcext:value-type="float">
            <text:p>1800</text:p>
          </table:table-cell>
          <table:table-cell office:value-type="float" office:value="325" calcext:value-type="float">
            <text:p>3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yTurret0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TRHECM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Nexus Link Turret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124000" calcext:value-type="float">
            <text:p>12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yTurr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yTurretSuper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WPFECM.PIE</text:p>
          </table:table-cell>
          <table:table-cell office:value-type="string" calcext:value-type="string">
            <text:p>TRWPFECM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exus Link Fortres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Bun-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Bun-Cannon1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Cannon6TwinAsl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Bun-Cannon6TwinAsl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trhv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Bunker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0000" calcext:value-type="float">
            <text:p>7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Bun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r-Bun-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MG1Mk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Bunker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7000" calcext:value-type="float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2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Bunker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Bunk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PlasmiteFlamer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PlasmiteFlam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M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Bun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Bunker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CAmmo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Emp-AA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AAGunLaser</text:p>
          </table:table-cell>
          <table:table-cell office:value-type="float" office:value="1400" calcext:value-type="float">
            <text:p>14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Emp-AAGun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Stormbringer Twin Pulse La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-Emp-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Emp-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Emplacement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HeavyLaser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Emp-Heavy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Emp-Howitzer-Incendiary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504" calcext:value-type="float">
            <text:p>55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Incendiary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60000" calcext:value-type="float">
            <text:p>16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03-Rot</text:p>
          </table:table-cell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03-Ro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2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Emplacement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105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105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32" calcext:value-type="float">
            <text:p>56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150Mk1</text:p>
          </table:table-cell>
          <table:table-cell office:value-type="float" office:value="1500" calcext:value-type="float">
            <text:p>15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150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Emplacement Ground Shake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Emp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Emp-Laser3BEAMMk1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r-Emp-Laser3BEAM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lacement 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Laser4-PlasmaCannon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Flech4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Laser4-PlasmaCannon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lacement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bem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-Emp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Emp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Emplacement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Missile-HvyArt</text:p>
          </table:table-cell>
          <table:table-cell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HvyAr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0" calcext:value-type="float">
            <text:p>13440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b.PIE</text:p>
          </table:table-cell>
          <table:table-cell office:value-type="string" calcext:value-type="string">
            <text:p>trhmslab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Emplacement Archangel Missile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64" calcext:value-type="float">
            <text:p>806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944" calcext:value-type="float">
            <text:p>294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Emplacement Vindica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Emplacement Aveng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Missile-MdArt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eraph Missile Array Emplacement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35" calcext:value-type="float">
            <text:p>13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-Incendiary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Incendiary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1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1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2Mk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2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Bombard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96000" calcext:value-type="float">
            <text:p>96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3ROTARYMk1</text:p>
          </table:table-cell>
          <table:table-cell office:value-type="float" office:value="900" calcext:value-type="float">
            <text:p>9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3ROTARY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EM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SFlms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EMP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morte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EMP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80000" calcext:value-type="float">
            <text:p>80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QuadMg1AAGun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T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tr-Emp-QuadMg1AAGun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l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Emplacement Hurricane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2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Emp-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Emplacement 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Emp-Rail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Emplacement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Emp-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Emp-RailGun3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Emplacement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Emp-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Emplacement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Rocket-MR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MRL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728" calcext:value-type="float">
            <text:p>17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Emplacement 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Emplacement Sunburst AA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CAmmo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AA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ardpoint 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Cannon1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2A-TMk1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tr-Har-Cannon2A-T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ardpoint 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47000" calcext:value-type="float">
            <text:p>4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375mmMk1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Cannon375mm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2.pie</text:p>
          </table:table-cell>
          <table:table-cell office:value-type="string" calcext:value-type="string">
            <text:p>trh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ardpoint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Hardpoint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Har-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Hardpoint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6000" calcext:value-type="float">
            <text:p>3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Har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r-Har-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Har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ardpoint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Har-MG3Mk1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Har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ardpoint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Har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Hardpoint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G5TWINROTARY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Har-MG5TWINROTA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Hardpoint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34000" calcext:value-type="float">
            <text:p>3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Har-Missile-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Har-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Har-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ardpoint Vindica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Har-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Hardpoint Aveng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Har-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ardpoint 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Rail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Hardpoint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RailGun3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Hardpoint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Har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Har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Har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Tow-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Tower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6000" calcext:value-type="float">
            <text:p>3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Tow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Tower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Tow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Tow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Tower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Tow-MG1Mk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ower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7000" calcext:value-type="float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2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ower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ow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Tow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ower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Tow-Missile-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ower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Quad-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r-Tow-Quad-Rocket-Po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2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ower Quad-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ailGun1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-Tow-RailGun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ower 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2000" calcext:value-type="float">
            <text:p>52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Tow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Tow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00" calcext:value-type="float">
            <text:p>16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ower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r-Tow-Rocket-Pod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ower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ocket-Pod-Arch-Quad</text:p>
          </table:table-cell>
          <table:table-cell office:value-type="float" office:value="525" calcext:value-type="float">
            <text:p>525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Qua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4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Thermal Rocke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ocket-Pod-MRA-Quad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Qua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3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weapon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999" calcext:value-type="float">
            <text:p>999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Superweapon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Kevs Super Weapon*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9" calcext:value-type="float">
            <text:p>9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perweapon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999" calcext:value-type="float">
            <text:p>999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Superweapon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Alexs Super Weapon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gbar2.ogg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NULLWEAPON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XMflare.PIE</text:p>
          </table:table-cell>
          <table:table-cell/>
          <table:table-cell office:value-type="string" calcext:value-type="string">
            <text:p>FXMPExp.PIE</text:p>
          </table:table-cell>
          <table:table-cell/>
          <table:table-cell office:value-type="string" calcext:value-type="string">
            <text:p>ZNULLWEAPON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FXMPExp.PIE</text:p>
          </table:table-cell>
          <table:table-cell office:value-type="string" calcext:value-type="string">
            <text:p>Mibnkgun.pie</text:p>
          </table:table-cell>
          <table:table-cell office:value-type="string" calcext:value-type="string">
            <text:p>MIBNKTU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ZNULLWEAP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rike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rike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Trike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wep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abawep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bbaamuzzle.pie</text:p>
          </table:table-cell>
          <table:table-cell office:value-type="string" calcext:value-type="string">
            <text:p>bbaa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Scav Mounted MG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2000" calcext:value-type="float">
            <text:p>1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onvertcsv.A1:convertcsv.BB37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17:14:46.17591324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date>2021-12-28T17:18:10.029479472</dc:date>
    <meta:editing-duration>PT1H8M33S</meta:editing-duration>
    <meta:editing-cycles>13</meta:editing-cycles>
    <meta:document-statistic meta:table-count="1" meta:cell-count="15069" meta:object-count="0"/>
  </office:meta>
</office:document-meta>
</file>